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ade55" officeooo:paragraph-rsid="000ade5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c3ed9" officeooo:paragraph-rsid="000c3ed9" style:font-weight-asian="normal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bold" officeooo:rsid="000ade55" officeooo:paragraph-rsid="000ade55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1in" fo:margin-right="0in" fo:orphans="2" fo:widows="2" fo:text-indent="0in" style:auto-text-indent="false" style:page-number="auto" fo:background-color="transparent"/>
      <style:text-properties fo:font-variant="normal" fo:text-transform="none" fo:color="#2d3b45" style:font-name="Lato" fo:font-size="12pt" fo:letter-spacing="normal" fo:font-style="normal" fo:font-weight="bold" officeooo:rsid="000ade55" officeooo:paragraph-rsid="000ade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Engineering 10.2, 10.3, 10.4, 10.5 (just enumerate use cases that should be tested), 10.10 (this is Java but write your stub in C++; don't worry about trying to compile it, just visually inspect it and paste it into doc), 10.11, 10.12</text:p>
      <text:p text:style-name="P1"/>
      <text:p text:style-name="P4">10.2<text:tab/> What is unit testing and why is it used?</text:p>
      <text:p text:style-name="P4"/>
      <text:p text:style-name="P3">Unit testing is the testing of a specific module of the software, it tests whether these modules correctly fulfill their responsibilities. Unit testing deals with the local responsibility or the composite responsibility.</text:p>
      <text:p text:style-name="P2"/>
      <text:p text:style-name="P4">10.3<text:tab/> What is the difference between inspection and testing?</text:p>
      <text:p text:style-name="P4"><text:tab/><text:tab/> a.<text:tab/> Give example of a bug that is easily found by testing</text:p>
      <text:p text:style-name="P4"><text:tab/><text:tab/> b.<text:tab/> Give example of a bug that is hard to find by testing</text:p>
      <text:p text:style-name="P4"><text:tab/><text:tab/> c.<text:tab/> Give example of a bug that is easily found by inspection</text:p>
      <text:p text:style-name="P5">d.<text:tab/> Give example of a bug that is hard to find by inspection</text:p>
      <text:p text:style-name="P4"/>
      <text:p text:style-name="P2"/>
      <text:p text:style-name="P4">10.4<text:tab/> What is regression testing? What does regression testing prevent?</text:p>
      <text:p text:style-name="P2"/>
      <text:p text:style-name="P4">10.5<text:tab/>Design a minimal test suite that cover all the statements of the following</text:p>
      <text:p text:style-name="P4">function:</text:p>
      <text:p text:style-name="P2"/>
      <text:p text:style-name="P4">10.10<text:tab/> The following class Item needs to be tested:</text:p>
      <text:p text:style-name="P2"/>
      <text:p text:style-name="P2">public class Item{</text:p>
      <text:p text:style-name="P2"><text:tab/> Price p = new Price();</text:p>
      <text:p text:style-name="P2"><text:tab/><text:tab/></text:p>
      <text:p text:style-name="P2">public Item(int priceOfItem){</text:p>
      <text:p text:style-name="P2"><text:tab/><text:tab/><text:tab/></text:p>
      <text:p text:style-name="P2">p.setPrice(priceOfItem);</text:p>
      <text:p text:style-name="P2"><text:tab/><text:tab/></text:p>
      <text:p text:style-name="P2">}</text:p>
      <text:p text:style-name="P2"><text:tab/> public double calcSubTotal(int numItems){</text:p>
      <text:p text:style-name="P2">return numItems * p.getPrice();</text:p>
      <text:p text:style-name="P2">}</text:p>
      <text:p text:style-name="P2">public double calcTotal(double subTotal, double tax){</text:p>
      <text:p text:style-name="P2"><text:tab/> return subtotal + tax;</text:p>
      <text:p text:style-name="P2">}</text:p>
      <text:p text:style-name="P2">};</text:p>
      <text:p text:style-name="P2"/>
      <text:p text:style-name="P4">10.11<text:tab/> Explain the inspection process.</text:p>
      <text:p text:style-name="P2"/>
      <text:p text:style-name="P4">10.12<text:tab/> Inspect the following code and identify bugs in it.</text:p>
      <text:p text:style-name="P2"/>
      <text:p text:style-name="P2">public double calculatePercentage(int x, int y){</text:p>
      <text:p text:style-name="P2"><text:tab/> if(x == 0)</text:p>
      <text:p text:style-name="P2"><text:tab/><text:tab/></text:p>
      <text:p text:style-name="P2"><text:soft-page-break/>return 0;</text:p>
      <text:p text:style-name="P2"><text:tab/> else</text:p>
      <text:p text:style-name="P2"><text:tab/><text:tab/></text:p>
      <text:p text:style-name="P2">return x/y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09:08.617613677</meta:creation-date>
    <dc:date>2019-09-24T15:08:43.432198050</dc:date>
    <meta:editing-duration>PT3H49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41" meta:character-count="1467" meta:non-whitespace-character-count="1218"/>
  </office:meta>
</office:document-meta>
</file>